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f0041" draw:textarea-horizontal-align="justify" draw:textarea-vertical-align="middle" draw:auto-grow-height="false" fo:min-height="2.163cm" fo:min-width="9.787cm"/>
      <style:paragraph-properties style:writing-mode="lr-tb"/>
    </style:style>
    <style:style style:name="gr2" style:family="graphic" style:parent-style-name="standard">
      <style:graphic-properties draw:fill-color="#bf0041" draw:textarea-horizontal-align="justify" draw:textarea-vertical-align="middle" draw:auto-grow-height="false" fo:min-height="2.163cm" fo:min-width="2.421cm"/>
      <style:paragraph-properties style:writing-mode="lr-tb"/>
    </style:style>
    <style:style style:name="gr3" style:family="graphic" style:parent-style-name="standard">
      <style:graphic-properties draw:fill-color="#f7d1d5" draw:textarea-horizontal-align="justify" draw:textarea-vertical-align="middle" draw:auto-grow-height="false" fo:min-height="1.528cm" fo:min-width="15.883cm"/>
      <style:paragraph-properties style:writing-mode="lr-tb"/>
    </style:style>
    <style:style style:name="gr4" style:family="graphic" style:parent-style-name="standard">
      <style:graphic-properties draw:fill-color="#ffdbb6" draw:textarea-horizontal-align="justify" draw:textarea-vertical-align="middle" draw:auto-grow-height="false" fo:min-height="5.338cm" fo:min-width="5.85cm"/>
      <style:paragraph-properties style:writing-mode="lr-tb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1.528cm" fo:min-width="15.883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163cm" fo:min-width="2.421cm"/>
      <style:paragraph-properties style:writing-mode="lr-tb"/>
    </style:style>
    <style:style style:name="gr7" style:family="graphic" style:parent-style-name="standard">
      <style:graphic-properties draw:fill-color="#f6f9d4" draw:textarea-horizontal-align="justify" draw:textarea-vertical-align="middle" draw:auto-grow-height="false" fo:min-height="4.83cm" fo:min-width="2.421cm"/>
      <style:paragraph-properties style:writing-mode="lr-tb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2.163cm" fo:min-width="2.421cm"/>
      <style:paragraph-properties style:writing-mode="lr-tb"/>
    </style:style>
    <style:style style:name="gr9" style:family="graphic" style:parent-style-name="standard">
      <style:graphic-properties svg:stroke-color="#3465a4" draw:fill-color="#729fcf" draw:textarea-horizontal-align="justify" draw:textarea-vertical-align="middle" draw:auto-grow-height="false" fo:min-height="1.528cm" fo:min-width="15.883cm"/>
      <style:paragraph-properties style:writing-mode="lr-tb"/>
    </style:style>
    <style:style style:name="gr10" style:family="graphic" style:parent-style-name="standard">
      <style:graphic-properties draw:fill-color="#ffdbb6" draw:textarea-horizontal-align="justify" draw:textarea-vertical-align="middle" draw:auto-grow-height="false" fo:min-height="4.226cm" fo:min-width="0.77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f0041"/>
      <style:paragraph-properties fo:text-align="center" style:writing-mode="lr-tb"/>
    </style:style>
    <style:style style:name="P3" style:family="paragraph">
      <loext:graphic-properties draw:fill-color="#f7d1d5"/>
      <style:paragraph-properties fo:text-align="center" style:writing-mode="lr-tb"/>
    </style:style>
    <style:style style:name="P4" style:family="paragraph">
      <loext:graphic-properties draw:fill-color="#ffdbb6"/>
      <style:paragraph-properties fo:text-align="center" style:writing-mode="lr-tb"/>
    </style:style>
    <style:style style:name="P5" style:family="paragraph">
      <loext:graphic-properties draw:fill-color="#ffffd7"/>
      <style:paragraph-properties fo:text-align="center" style:writing-mode="lr-tb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loext:graphic-properties draw:fill-color="#f6f9d4"/>
      <style:paragraph-properties fo:text-align="center" style:writing-mode="lr-tb"/>
    </style:style>
    <style:style style:name="P8" style:family="paragraph">
      <loext:graphic-properties draw:fill-color="#dee6ef"/>
      <style:paragraph-properties fo:text-align="center" style:writing-mode="lr-tb"/>
    </style:style>
    <style:style style:name="P9" style:family="paragraph">
      <loext:graphic-properties draw:fill-color="#729fcf"/>
      <style:paragraph-properties fo:text-align="center" style:writing-mode="lr-tb"/>
    </style:style>
    <style:style style:name="P10" style:family="paragraph">
      <loext:graphic-properties draw:fill-color="#ffdbb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VC4" draw:style-name="gr1" draw:text-style-name="P2" draw:layer="layout" svg:width="10.287cm" svg:height="2.413cm" svg:x="2.016cm" svg:y="21.193cm">
          <text:p text:style-name="P1">VideoCore4 chi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413cm" svg:x="12.43cm" svg:y="21.193cm">
          <text:p text:style-name="P1">chip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413cm" svg:x="15.478cm" svg:y="21.193cm">
          <text:p text:style-name="P1">chip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6.383cm" svg:height="1.778cm" svg:x="2.016cm" svg:y="19.161cm">
          <text:p text:style-name="P1">LittleKernel</text:p>
          <text:p text:style-name="P1">(VPU0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35cm" svg:height="5.588cm" svg:x="2.016cm" svg:y="13.319cm">
          <text:p text:style-name="P1">Linux</text:p>
          <text:p text:style-name="P1">(ARM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35cm" svg:height="5.588cm" svg:x="8.62cm" svg:y="13.319cm">
          <text:p text:style-name="P1">GPIOd</text:p>
          <text:p text:style-name="P1">(VPU1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6.383cm" svg:height="1.778cm" svg:x="2.016cm" svg:y="11.287cm">
          <text:p text:style-name="P1">Libmetalpi (abstraction library)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921cm" svg:height="2.413cm" svg:x="5.445cm" svg:y="8.62cm">
          <text:p text:style-name="P1">Metalpi</text:p>
          <text:p text:style-name="P1">Tool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921cm" svg:height="2.413cm" svg:x="8.747cm" svg:y="8.62cm">
          <text:p text:style-name="P1">Python</text:p>
          <text:p text:style-name="P1">API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921cm" svg:height="2.413cm" svg:x="12.049cm" svg:y="8.62cm">
          <text:p text:style-name="P1">API1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921cm" svg:height="5.08cm" svg:x="15.478cm" svg:y="5.953cm">
          <text:p text:style-name="P1">AppN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921cm" svg:height="5.08cm" svg:x="2.016cm" svg:y="5.953cm">
          <text:p text:style-name="P1">HW</text:p>
          <text:p text:style-name="P1">Tool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2.921cm" svg:height="2.413cm" svg:x="5.445cm" svg:y="5.953cm">
          <text:p text:style-name="P1">Shell</text:p>
          <text:p text:style-name="P1">script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921cm" svg:height="2.413cm" svg:x="8.747cm" svg:y="5.953cm">
          <text:p text:style-name="P1">Python</text:p>
          <text:p text:style-name="P1">script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921cm" svg:height="2.413cm" svg:x="12.049cm" svg:y="5.953cm">
          <text:p text:style-name="P1">App1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6.383cm" svg:height="1.778cm" svg:x="2.016cm" svg:y="3.921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5.588cm" svg:x="15.605cm" svg:y="13.319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1-03-30T19:02:09.653667912</meta:creation-date>
    <dc:date>2021-04-02T06:33:52.165512833</dc:date>
    <meta:editing-duration>PT10M28S</meta:editing-duration>
    <meta:editing-cycles>3</meta:editing-cycles>
    <meta:generator>LibreOffice/6.4.7.2$Linux_X86_64 LibreOffice_project/40$Build-2</meta:generator>
    <meta:document-statistic meta:object-count="17"/>
  </office:meta>
</office:document-meta>
</file>